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line of Mapping talk:</text:p>
      <text:p text:style-name="Standard"/>
      <text:list xml:id="list72515441700168972" text:style-name="L1">
        <text:list-item>
          <text:p text:style-name="P1">Brief Introduction:</text:p>
          <text:list>
            <text:list-item>
              <text:p text:style-name="P1">Started in 2012</text:p>
            </text:list-item>
            <text:list-item>
              <text:p text:style-name="P1">maybe show portfolio?</text:p>
            </text:list-item>
          </text:list>
        </text:list-item>
        <text:list-item>
          <text:p text:style-name="P1">discussion of shapefiles</text:p>
        </text:list-item>
        <text:list-item>
          <text:p text:style-name="P1">maptools package</text:p>
          <text:list>
            <text:list-item>
              <text:p text:style-name="P1">get the data</text:p>
            </text:list-item>
            <text:list-item>
              <text:p text:style-name="P1">But look at the structure of this thing! Crazy and difficult to use</text:p>
            </text:list-item>
            <text:list-item>
              <text:p text:style-name="P1">Want to see something that our plotting package, wickham's ggplot2, can use</text:p>
            </text:list-item>
          </text:list>
        </text:list-item>
        <text:list-item>
          <text:p text:style-name="P1">So we load ggplot2 and immediately use the fortify command</text:p>
          <text:list>
            <text:list-item>
              <text:p text:style-name="P1">basically it takes that crazy structure and turns it into a dataframe</text:p>
            </text:list-item>
            <text:list-item>
              <text:p text:style-name="P1">hard part here is the region</text:p>
              <text:list>
                <text:list-item>
                  <text:p text:style-name="P1">I've had trouble finding a good way of saying that 1 thing should be the region, </text:p>
                </text:list-item>
                <text:list-item>
                  <text:p text:style-name="P1">but was always able to find it. </text:p>
                </text:list-item>
              </text:list>
            </text:list-item>
            <text:list-item>
              <text:p text:style-name="P1">Still, make a data.frame that can be used</text:p>
            </text:list-item>
          </text:list>
        </text:list-item>
        <text:list-item>
          <text:p text:style-name="P1">And what I'm doing on the next couple of lines involves making up some data to use as colors.</text:p>
          <text:list>
            <text:list-item>
              <text:p text:style-name="P1">And then merge it with the data.frame that'll eventually become the stuff for the map. </text:p>
            </text:list-item>
            <text:list-item>
              <text:p text:style-name="P1">Show structure/head commands as illustrative</text:p>
            </text:list-item>
          </text:list>
        </text:list-item>
        <text:list-item>
          <text:p text:style-name="P1">Now, we go through and make the map</text:p>
        </text:list-item>
        <text:list-item>
          <text:p text:style-name="P1">Now how many people know how to use ggplot2? (Show of hands?)</text:p>
          <text:list>
            <text:list-item>
              <text:p text:style-name="P1">If there's a lot, no need to go into too much detail, otherwise explain what's going on. </text:p>
            </text:list-item>
            <text:list-item>
              <text:p text:style-name="P1">If not, talk about how ggplot2 has own syntax, and that's what we're using here, happy to fill in on the details. </text:p>
            </text:list-item>
            <text:list-item>
              <text:p text:style-name="P1">But big important thing: coord_map() command. </text:p>
            </text:list-item>
            <text:list-item>
              <text:p text:style-name="P1">Coord map gets the aspect ratio right, lets us see how it would look just like one from a typical map</text:p>
            </text:list-item>
            <text:list-item>
              <text:p text:style-name="P1">Could change if we want</text:p>
            </text:list-item>
          </text:list>
        </text:list-item>
        <text:list-item>
          <text:p text:style-name="P1">Then, after that comes scale_fill_gradient()</text:p>
          <text:list>
            <text:list-item>
              <text:p text:style-name="P1">Allows us to say what colors we want associated with different values on the map</text:p>
              <text:list>
                <text:list-item>
                  <text:p text:style-name="P1">Possible to use a list of colors if you've got a really specific set of categories</text:p>
                </text:list-item>
              </text:list>
            </text:list-item>
          </text:list>
        </text:list-item>
        <text:list-item>
          <text:p text:style-name="P1">Then, theme information</text:p>
          <text:list>
            <text:list-item>
              <text:p text:style-name="P1">Honestly at this point, you've got what you need to consider the data geographically</text:p>
            </text:list-item>
            <text:list-item>
              <text:p text:style-name="P1">But I wanted to make you something you could take home to a client</text:p>
            </text:list-item>
            <text:list-item>
              <text:p text:style-name="P1">Gets rid of a bunch of useless information</text:p>
            </text:list-item>
          </text:list>
        </text:list-item>
        <text:list-item>
          <text:p text:style-name="P1">And lastly, a few little things</text:p>
          <text:list>
            <text:list-item>
              <text:p text:style-name="P1">labs gives you title and subtitle information</text:p>
            </text:list-item>
            <text:list-item>
              <text:p text:style-name="P1">Hadley changed the titles to be left justified. I don't really like that, so I've got that theme(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7-03-09T12:53:12</meta:creation-date>
    <dc:date>2017-03-09T13:32:13</dc:date>
    <dc:creator>Benjamin Rogers</dc:creator>
    <meta:editing-duration>PT39M1S</meta:editing-duration>
    <meta:editing-cycles>31</meta:editing-cycles>
    <meta:generator>OpenOffice/4.1.3$Unix OpenOffice.org_project/413m1$Build-9783</meta:generator>
    <meta:document-statistic meta:table-count="0" meta:image-count="0" meta:object-count="0" meta:page-count="1" meta:paragraph-count="35" meta:word-count="374" meta:character-count="1939"/>
  </office:meta>
</office:document-meta>
</file>